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0pt" officeooo:rsid="001731a3" officeooo:paragraph-rsid="001731a3" style:font-size-asian="10pt" style:font-size-complex="10pt"/>
    </style:style>
    <style:style style:name="P2" style:family="paragraph" style:parent-style-name="Text_20_body">
      <style:text-properties officeooo:rsid="0013c63a" officeooo:paragraph-rsid="0013c63a"/>
    </style:style>
    <style:style style:name="P3" style:family="paragraph" style:parent-style-name="Text_20_body" style:list-style-name="L1">
      <style:text-properties officeooo:rsid="001415f9" officeooo:paragraph-rsid="001415f9"/>
    </style:style>
    <style:style style:name="P4" style:family="paragraph" style:parent-style-name="Text_20_body" style:list-style-name="L1">
      <style:text-properties officeooo:rsid="001415f9" officeooo:paragraph-rsid="0015e2ca"/>
    </style:style>
    <style:style style:name="P5" style:family="paragraph" style:parent-style-name="Text_20_body" style:list-style-name="L1">
      <style:text-properties officeooo:rsid="0016ef7d" officeooo:paragraph-rsid="0016ef7d"/>
    </style:style>
    <style:style style:name="P6" style:family="paragraph" style:parent-style-name="Title">
      <style:text-properties officeooo:rsid="0013c63a" officeooo:paragraph-rsid="0013c63a"/>
    </style:style>
    <style:style style:name="P7" style:family="paragraph" style:parent-style-name="Heading_20_1">
      <style:text-properties officeooo:rsid="0013c63a" officeooo:paragraph-rsid="0013c63a"/>
    </style:style>
    <style:style style:name="P8" style:family="paragraph" style:parent-style-name="Heading_20_1">
      <style:text-properties officeooo:rsid="001731a3" officeooo:paragraph-rsid="001731a3"/>
    </style:style>
    <style:style style:name="T1" style:family="text">
      <style:text-properties style:font-name="sans-serif" fo:font-size="6.75pt"/>
    </style:style>
    <style:style style:name="T2" style:family="text">
      <style:text-properties style:font-name="sans-serif" fo:font-size="6.75pt" officeooo:rsid="0013c63a"/>
    </style:style>
    <style:style style:name="T3" style:family="text">
      <style:text-properties style:font-name="sans-serif" fo:font-size="8.25pt" officeooo:rsid="0013c63a"/>
    </style:style>
    <style:style style:name="T4" style:family="text">
      <style:text-properties fo:font-size="6.75pt"/>
    </style:style>
    <style:style style:name="T5" style:family="text">
      <style:text-properties fo:font-size="6.75pt" officeooo:rsid="0013c63a"/>
    </style:style>
    <style:style style:name="T6" style:family="text">
      <style:text-properties fo:font-size="8.25pt" officeooo:rsid="0013c63a"/>
    </style:style>
    <style:style style:name="T7" style:family="text">
      <style:text-properties officeooo:rsid="0013c63a"/>
    </style:style>
    <style:style style:name="T8" style:family="text">
      <style:text-properties officeooo:rsid="001415f9"/>
    </style:style>
    <style:style style:name="T9" style:family="text">
      <style:text-properties officeooo:rsid="0015e2ca"/>
    </style:style>
    <style:style style:name="T10" style:family="text">
      <style:text-properties officeooo:rsid="001731a3"/>
    </style:style>
    <style:style style:name="T11"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P6">Hidoop</text:p>
      <text:p text:style-name="P2"/>
      <text:h text:style-name="P7" text:outline-level="1">Architecture</text:h>
      <text:p text:style-name="P2">Depuis la nouvelle version, nous avons repris l’architecture de l’application. <text:span text:style-name="T8">Nous avons en particulier changé le service Hidoop. Il se compose désormais des classes suivantes :</text:span></text:p>
      <text:list xml:id="list2349456321" text:style-name="L1">
        <text:list-item>
          <text:p text:style-name="P3">DaemonMonitor qui implémente le RessourceManager. Son but est de superviser l’exécution des application sur l’ensemble de la grappe Hidoop. Il gère la liste des Jobs en cours d’exécution, récupère les erreurs des MapReduce et déclenche l’exécution des Jobs en RMI.</text:p>
        </text:list-item>
        <text:list-item>
          <text:p text:style-name="P4">DaemonDataNode est lancée exclusivement sur les machines dotées d’un service DataNode. Son but est d’exécuter les opérations de mapping sur les chunks d’<text:span text:style-name="T9">un</text:span> fichier <text:span text:style-name="T9">situés sur la machine et d’enregister localement le résultat de l’opération de traitement pour chaque chunk. Il utilise une méthode de rappel lorsqu’il a terminé son traitement pour assurer un fonctionnement asynchrone, c’est la classe Job qui assure ce fonctionnement.</text:span></text:p>
        </text:list-item>
        <text:list-item>
          <text:p text:style-name="P4"><text:span text:style-name="T9">Job est le coeur de chaque processus d’application lancé sur Hidoop. Il récupère la liste des DataNodes par une communication TCP avec le NameNode, il crée un méta-fichier sur le Hdfs qui correspond au fichier résultat de l’application et pour chaque DataNode, il lance un traitement de mapping. Il possède également une méthode de rappel lorsqu’un DaemonDataNode a fini son traitement et des méthodes de mesure pour l’évaluation de performance.</text:span></text:p>
        </text:list-item>
        <text:list-item>
          <text:p text:style-name="P5">HidoopServer est la classe qui combine le DaemonDataNode et le DaemonMonitor. C’est la classe qui doit être lancée pour mettre en place la grappe Hidoop.</text:p>
        </text:list-item>
        <text:list-item>
          <text:p text:style-name="P5">HidoopClient <text:span text:style-name="T10">est à</text:span> lancer pour exécuter une application sur Hidoop. Elle communique par RMI avec le HidoopServer exécutant le DaemonMonitor, <text:span text:style-name="T10">en lui fournissant l’application et le nom du fichier existant sur Hdfs qu’elle souhaite exécuter. C’est également cette même classe qui s’occupe d’effectuer la réduction une fois l’ensemble des opérations de mapping terminées sur chaque DaemonDataNode, en allant récupèrer grâce au NameNode les fragements de chaque map sur les différents DataNode.</text:span></text:p>
        </text:list-item>
      </text:list>
      <text:h text:style-name="P8" text:outline-level="1">Points délicats</text:h>
      <text:p text:style-name="Standard"><text:span text:style-name="T11">l’architecture, les algorithmes des opérations essentielles</text:span>, avec une explication claire des points délicats et de leur ré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Liberation Serif" fo:font-size="10pt" officeooo:rsid="001731a3" officeooo:paragraph-rsid="001731a3" style:font-size-asian="10pt" style:font-size-complex="10pt"/>
    </style:style>
    <style:style style:name="MT1" style:family="text">
      <style:text-properties officeooo:rsid="0013c63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P</text:span>AUX<text:span text:style-name="MT1"> </text:span>Jean-Baptiste <text:span text:style-name="MT1">|</text:span> VERSTRAETEN Baptiste <text:span text:style-name="MT1">| </text:span>DUBOIS Martin <text:span text:style-name="MT1">| </text:span>MEHIDI Yanis <text:span text:style-name="MT1">| </text:span>BORREMANS Gwendhal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1:32:16.416684027</meta:creation-date>
    <dc:date>2019-04-01T12:28:49.287765409</dc:date>
    <meta:editing-duration>PT7M52S</meta:editing-duration>
    <meta:editing-cycles>1</meta:editing-cycles>
    <meta:generator>LibreOffice/6.0.7.3$Linux_X86_64 LibreOffice_project/00m0$Build-3</meta:generator>
    <meta:document-statistic meta:table-count="0" meta:image-count="0" meta:object-count="0" meta:page-count="1" meta:paragraph-count="11" meta:word-count="338" meta:character-count="2228" meta:non-whitespace-character-count="1907"/>
  </office:meta>
</office:document-meta>
</file>